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1cd838"/>
    </style:style>
    <style:style style:name="P2" style:family="paragraph" style:parent-style-name="Standard">
      <style:text-properties officeooo:rsid="001cd838" officeooo:paragraph-rsid="001d383f"/>
    </style:style>
    <style:style style:name="P3" style:family="paragraph" style:parent-style-name="Standard">
      <style:text-properties style:text-underline-style="none" officeooo:rsid="00223623" officeooo:paragraph-rsid="00223623"/>
    </style:style>
    <style:style style:name="P4" style:family="paragraph" style:parent-style-name="Standard">
      <style:text-properties style:text-underline-style="none" officeooo:rsid="0022d652" officeooo:paragraph-rsid="0022d652"/>
    </style:style>
    <style:style style:name="P5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P6" style:family="paragraph" style:parent-style-name="Standard">
      <style:text-properties officeooo:rsid="0028d42d" officeooo:paragraph-rsid="0028d42d"/>
    </style:style>
    <style:style style:name="P7" style:family="paragraph" style:parent-style-name="Standard">
      <style:text-properties officeooo:rsid="002dffbc" officeooo:paragraph-rsid="002dffbc"/>
    </style:style>
    <style:style style:name="P8" style:family="paragraph" style:parent-style-name="Standard">
      <style:text-properties style:text-underline-style="solid" style:text-underline-width="auto" style:text-underline-color="font-color" officeooo:rsid="001cd838" officeooo:paragraph-rsid="001cd838"/>
    </style:style>
    <style:style style:name="P9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P10" style:family="paragraph" style:parent-style-name="Standard">
      <style:text-properties officeooo:paragraph-rsid="00318e98"/>
    </style:style>
    <style:style style:name="P11" style:family="paragraph" style:parent-style-name="Standard">
      <style:text-properties officeooo:rsid="001cd838" officeooo:paragraph-rsid="00318e98"/>
    </style:style>
    <style:style style:name="P12" style:family="paragraph" style:parent-style-name="Standard">
      <style:text-properties officeooo:rsid="001cd838" officeooo:paragraph-rsid="0028d42d"/>
    </style:style>
    <style:style style:name="P13" style:family="paragraph" style:parent-style-name="Standard">
      <style:text-properties officeooo:rsid="001cd838" officeooo:paragraph-rsid="001cd838"/>
    </style:style>
    <style:style style:name="P14" style:family="paragraph" style:parent-style-name="Standard">
      <style:text-properties officeooo:rsid="001cd838" officeooo:paragraph-rsid="001d383f"/>
    </style:style>
    <style:style style:name="P15" style:family="paragraph" style:parent-style-name="Standard">
      <style:text-properties officeooo:rsid="0028d42d" officeooo:paragraph-rsid="0028d42d"/>
    </style:style>
    <style:style style:name="P16" style:family="paragraph" style:parent-style-name="Standard">
      <style:text-properties officeooo:rsid="002dffbc" officeooo:paragraph-rsid="002dffbc"/>
    </style:style>
    <style:style style:name="P17" style:family="paragraph" style:parent-style-name="Standard">
      <style:text-properties style:text-underline-style="none" officeooo:rsid="00223623" officeooo:paragraph-rsid="00223623"/>
    </style:style>
    <style:style style:name="P18" style:family="paragraph" style:parent-style-name="Standard">
      <style:text-properties style:text-underline-style="none" officeooo:rsid="0022d652" officeooo:paragraph-rsid="0022d652"/>
    </style:style>
    <style:style style:name="P19" style:family="paragraph" style:parent-style-name="Standard">
      <style:text-properties officeooo:rsid="001d383f" officeooo:paragraph-rsid="001d383f"/>
    </style:style>
    <style:style style:name="P20" style:family="paragraph" style:parent-style-name="Standard" style:master-page-name="Standard">
      <style:paragraph-properties style:page-number="auto"/>
      <style:text-properties officeooo:paragraph-rsid="00318e98"/>
    </style:style>
    <style:style style:name="T1" style:family="text">
      <style:text-properties officeooo:rsid="0024899c"/>
    </style:style>
    <style:style style:name="T2" style:family="text">
      <style:text-properties officeooo:rsid="00266919"/>
    </style:style>
    <style:style style:name="T3" style:family="text">
      <style:text-properties officeooo:rsid="0029207b"/>
    </style:style>
    <style:style style:name="T4" style:family="text">
      <style:text-properties officeooo:rsid="002b202e"/>
    </style:style>
    <style:style style:name="T5" style:family="text">
      <style:text-properties officeooo:rsid="002cb0a4"/>
    </style:style>
    <style:style style:name="T6" style:family="text">
      <style:text-properties officeooo:rsid="002dffbc"/>
    </style:style>
    <style:style style:name="T7" style:family="text">
      <style:text-properties officeooo:rsid="00318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 Este programa calcula el <text:span text:style-name="T2"><text:s/>el área de un círculo, dado su </text:span></text:p>
      <text:p text:style-name="P6">radio </text:p>
      <text:p text:style-name="P6"/>
      <text:p text:style-name="P7">Pi = 3.1415</text:p>
      <text:p text:style-name="P8"/>
      <text:p text:style-name="P3">MOSTRAR “Introduzca <text:span text:style-name="T4">e</text:span>l <text:span text:style-name="T3">radio</text:span> del <text:span text:style-name="T3">circu</text:span>lo”</text:p>
      <text:p text:style-name="P3"><text:span text:style-name="T5">radio</text:span> = LEER</text:p>
      <text:p text:style-name="P5"/>
      <text:p text:style-name="P4"><text:span text:style-name="T2">á</text:span>rea = <text:span text:style-name="T6">Pi*radio**2</text:span></text:p>
      <text:p text:style-name="P4"/>
      <text:p text:style-name="P4">MOSTRAR “<text:span text:style-name="T1">El área es”+área</text:span></text:p>
      <text:p text:style-name="P1"/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09:06:55.989964519</dc:date>
    <meta:editing-duration>PT2H46M19S</meta:editing-duration>
    <meta:editing-cycles>18</meta:editing-cycles>
    <meta:document-statistic meta:table-count="0" meta:image-count="0" meta:object-count="0" meta:page-count="1" meta:paragraph-count="7" meta:word-count="32" meta:character-count="172" meta:non-whitespace-character-count="144"/>
  </office:meta>
</office:document-meta>
</file>